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982af"/>
    </style:style>
    <style:style style:name="P2" style:family="paragraph" style:parent-style-name="Standard">
      <style:text-properties officeooo:paragraph-rsid="001a002f"/>
    </style:style>
    <style:style style:name="P3" style:family="paragraph" style:parent-style-name="Standard">
      <style:text-properties officeooo:paragraph-rsid="001a9178"/>
    </style:style>
    <style:style style:name="P4" style:family="paragraph" style:parent-style-name="Standard">
      <style:text-properties officeooo:rsid="001a9178" officeooo:paragraph-rsid="001a9178"/>
    </style:style>
    <style:style style:name="T1" style:family="text">
      <style:text-properties officeooo:rsid="001982af"/>
    </style:style>
    <style:style style:name="T2" style:family="text">
      <style:text-properties officeooo:rsid="0018175e"/>
    </style:style>
    <style:style style:name="T3" style:family="text">
      <style:text-properties officeooo:rsid="0019d232"/>
    </style:style>
    <style:style style:name="T4" style:family="text">
      <style:text-properties officeooo:rsid="001a002f"/>
    </style:style>
    <style:style style:name="T5" style:family="text">
      <style:text-properties officeooo:rsid="001a9178"/>
    </style:style>
    <style:style style:name="T6" style:family="text">
      <style:text-properties officeooo:rsid="001c6c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我是肌肉神话健身健美比赛的技术工作人员，现在要开发一套用于比赛前管理选手信息、记录报名信息，比赛时可以实时计分的管理系统，一开始采用过<text:span text:style-name="T1">WPS表格的方案但后期越来越觉得WPS表格无法应付如此复杂的业务逻辑。</text:span>请你帮我写一份翔实的需求文档，便于我用<text:span text:style-name="T2">Cursor上的Gemini 3 Pro从零开始构建应用，并在SRS中指明采用我们在关于技术栈的讨论中你提到的“终极方案”，现在我先把我对这个项目的一些要求粗浅地说明</text:span>如下：</text:p>
      <text:p text:style-name="Standard">首先这个项目的第一管理员只能是我<text:span text:style-name="T2">，可能可以通过设定唯一登陆token（这个token只有我知道）的方式添加其他管理员，并且我可以添加或移除其他管理员。我有想过能不呢设置只能通过指定手机号加上验证码的方式来登陆，但这似乎要加上额外的短信服务商，增加成本，如果会增加成本的话就算了</text:span></text:p>
      <text:p text:style-name="Standard">我们的比赛是这样的<text:span text:style-name="T2">：</text:span><text:span text:style-name="T1">2026年</text:span><text:span text:style-name="T2">会在不同的城市举办十几场，分为新星联赛</text:span><text:span text:style-name="T1">、自然赛、经典赛、年度总决赛四个类型（不清楚未来会不会变化），</text:span><text:span text:style-name="T2">日期和地点还不确定</text:span></text:p>
      <text:p text:style-name="Standard">男子的一级组别有<text:span text:style-name="T1">：传统、古典、健体、男子运动模特，二级组别有：首秀、新秀、少年、在校、青年、型男、大师、公开，男子三级组别有：ABCDE和全场</text:span></text:p>
      <text:p text:style-name="P1">女子的一级组别有<text:span text:style-name="T1">：比基尼、形体、健康小姐、FIt Model、女子运动模特、女子健身模特、女子女神模特，二级组别有：首秀、新秀、少年、在校、青年、辣妈、公开，女子三级组别有：ABCDE和全场</text:span></text:p>
      <text:p text:style-name="P1">有一个我喜欢称为<text:span text:style-name="T3">“真实组别”的概念是：A选手是男性，它报名了公开古典A、青年传统E这两个项目，B选手是男性，他报名了青年传统E、公开男子运动模特全场，这个真实组别指的就是一二三级组别一起组合起来，才凑成一个选手实际参赛的组别，就像二叉树一样。而A和B将在青年传统E这一组中共同竞争</text:span></text:p>
      <text:p text:style-name="P1">同一个选手可以报名多个组别<text:span text:style-name="T3">，我希望有一个可以快速选手应缴纳报名费的功能，一般来说是，包括的第一个项目为价格A，如果还要再报其他项目（这称为兼项），那么其他的醒目是另外的价钱</text:span></text:p>
      <text:p text:style-name="P1">比赛还提供油彩<text:span text:style-name="T3">、照片拍摄、视频拍摄、化妆、提亮这样的付费项目，希望有一个功能，我可以像自由组合标签一样看到各种组合下有哪些选手，方便我们工作和管理</text:span></text:p>
      <text:p text:style-name="P1">照片拍摄和视频拍摄也有兼项的说法<text:span text:style-name="T3">，因为有的选手可能报了很多组，那我们就需要记录下选手希望摄影师拍摄他在哪一组的舞台照片，照片、视频拍摄也是首项和兼项不同价格</text:span></text:p>
      <text:p text:style-name="P1">我希望有一个一级入口<text:span text:style-name="T4">，是选手管理页，我（和其他管理员）可以自由地增删选手，但要注意可能会出现同名选手的情况，所以你要不要以ID或别的什么作为唯一主键，在选手主页，我可以统一管理他提供的报名信息，管理他在每场比赛的国籍</text:span><text:span text:style-name="T5">（中国大陆、中国台湾、中国香港等其他国家）</text:span><text:span text:style-name="T4">、号码牌、手机号、证件类型</text:span><text:span text:style-name="T5">（身份证、回乡证、台胞证、护照、其他）</text:span><text:span text:style-name="T4">、证件号码、生日、年龄、身高、体重、是否需要尿检，是否购买了哪项服务</text:span><text:span text:style-name="T5">、报名渠道是哪里（小程序、飞书、其他）</text:span><text:span text:style-name="T4">等。如果这个选手的证件类型是身份证号，我会输入他的中国大陆身份证号，我需要系统自动帮我计算出来年龄和生日。要注意，经常会有选手在一年内频繁参加我们的比赛，而对于健美来说，体重变动可嫩是很频繁的，而且人家也可能会换手机号，所以我在选手详情下要看到不同比赛的报名详情，点击这个赛事还可以跳转到具体的赛事页</text:span></text:p>
      <text:p text:style-name="P1">还有一个一级入口是赛事页<text:span text:style-name="T4">，赛事页下面有“2025.1.1新星联赛”、“2025.11.1年度总决赛”这样的选择，我可以自由增添赛事，并给每个赛事的卡片加上图片（就像微信公众号文章显示的那样）以提升美观。</text:span></text:p>
      <text:p text:style-name="P2">打个比方<text:span text:style-name="T4">：点进“2025.1.1新星联赛”这样具体的哪场比赛后，我可以在赛事详情页管理这场比赛的地点、时间、裁判（我可以上传它们的照片作为头像）有哪些这样的详细信息，可以添加或删除选手。如果A要报名这场“2025.1.1新星联赛”的公开古典B，那么我就可以通过选择器依次选好一二三级组别、填入我上面所说的那些报名信息就可以添加了；</text:span></text:p>
      <text:p text:style-name="P2">在赛事详情页可以报名<text:span text:style-name="T4">，那在选手详情页也要有报名的入口，譬如：我现在已经在A的选手详情页，我可以点击报名后选择哪场赛事，填写信息后一样可以报名；</text:span></text:p>
      <text:p text:style-name="P2">在同一场赛事中<text:span text:style-name="T4">，打个比方，在青年古典ABCDE组都比完后，会将各组的冠军抽出来进行青年古典全场比拼，在公开传统ABCDE冠军决出后，会进行公开传统全场比拼，这就是三级组别全场的意义</text:span></text:p>
      <text:p text:style-name="P2">还可以在赛事详情页进行顺序调整<text:span text:style-name="T4">：由于比赛是一场整体的活动，不是只有报了名就完事了，可能还要涉及到时间安排、节目效果等关系，所以我们需要在正式开始比赛前一晚讨论好比赛实际各族别上场的顺序，每组别里谁先上场</text:span><text:span text:style-name="T5">，所以我需要在赛事详情页有一个类似WPS表格的界面，但不是真的表格，我可以选择自定义排序，然后长按某个按钮 就可以把它们像桌面图标一样随意调整顺序，作为我们的实际</text:span><text:soft-page-break/><text:span text:style-name="T5">上场顺序，也就是秩序表，并且支持导出这个秩序表成xlsx表格（同时还能自由选择哪些隐私信息例如身份证可以隐去），便于分享给选手群以及其他工作人员</text:span></text:p>
      <text:p text:style-name="P3">并且我们在决定实际的出场顺序时<text:span text:style-name="T5">，可能要结合时间紧张的因素考虑，有些相邻的组别本来打算各自出场的，但需要变成一起出场，那我们就需要在这个秩序表上像给WPS表格的单元格添加边框一样的功能，可以把需要一起出场的不同组别中的选手视为一个矩形，用外边框框起来。</text:span></text:p>
      <text:p text:style-name="P4">还有一种情况，譬如A报名了青年古典A、公开古典A、公开传统E，那么他就属于同一个一级组别报名了多组的情况，这种情况下，他只在青年古典A有一次单独展示的机会，但还是在公开传统E有一次展示机会，一共两次展示机会。为了节省时间，那么我们就需要在秩序表上通过像WPS表格单元格底色的方式体现出来这个选手在公开古典A是没有展示机会的，这时候给他在公开古典A的信息涂上一些底色作为标记</text:p>
      <text:p text:style-name="P4">比赛当天，我可以在赛事详情页点击计分按钮，以秩序表为基础，这时候只显示选手的号码牌和姓名信息，其他列改为裁判1-7的评分，由我来手动填入。</text:p>
      <text:p text:style-name="P4">最多7位裁判，有时裁判会不够7位，我输入完这组所有人的分数后，我可以单击某个计算键或键盘 上的某个键，就可以计算出这个组别的成绩，按照去掉一个最高分和一个最低分后求平均数，数越小胜的规则，然后按照排名顺序排列他们的信息行，如果有同分的情况，请把选手信息所在行底色变为红底之类的醒目标识让我知道</text:p>
      <text:p text:style-name="P4">然后可以自动帮我挑出哪些人赢得了组别冠，并把他们添加到对应的全场争夺中，加入一番计算后，A拿到了青年古典A的第一名，那么他的信息行马上就会出现在青年古典全场下</text:p>
      <text:p text:style-name="P4">计分完毕后，也要支持导出计分表的功能，以便后续公布成绩时使用</text:p>
      <text:p text:style-name="P4">还有的人可能报了多项，但在比赛当日，比了第一个项目后心态受到打击，剩下的组别不想比了，这时候我可以把他标记为退赛，单元格底色变成灰色</text:p>
      <text:p text:style-name="P4">还有一个以及入口是分析，在分析页我可以选择分析所有赛事的数据或单独某场赛事的数据，我希望能看到这场赛事总共有多少人报名，报名人次有多少（请注意区分人数和人次的区别 因为同一个人可以报名多组 如果A报名了3组 那么我们把它算作1个人数 3个人次）男女各有多少，国籍分布，年龄分布等，并能像标签那样自由组合后看到相应的数据和比例。并能够看出不同年龄段、不同性别的人更青睐报名什么组别，人均消费了多少钱，报名哪个二级组别的人占这个一级组别的百分之多少这样细致的数据，而且要有一个圆饼图，文字在圆饼图右边，这样看起来有视觉震撼力。</text:p>
      <text:p text:style-name="P4">还有一个积分制<text:span text:style-name="T6">，年度总决赛需要你在本年度之前的比赛中拿到一些名词以积累积分，达到一定积分后才能参加，所以我们还需要一个给本年度所有参了赛的选手根据积分排名的功能，具体拿到什么名次积多少分，以及全部涉及到价格的细节，我会之后问老板</text:span></text:p>
      <text:p text:style-name="P4">所有页面都要统一视觉语言，采用瑞士设计风格（Swiss Design STyle），追求像苹果、一加官网那种后现代感<text:span text:style-name="T6">，配色方案可以多用红、蓝搭配黑白的简约风，简约的同时又不忘照应健美的运动活力感，高级的简约感。</text:span></text:p>
      <text:p text:style-name="P4">我希望这个项目可以在尽可能多的设备上运行<text:span text:style-name="T6">，因为除了我还有其他管理员，他们可能在Mac、安卓手机、苹果手机、Windows等各种设备上访问，所以要做好移动设备适配，未来还有可能会做可以安装的应用。</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1T12:34:26.454406965</meta:creation-date>
    <meta:editing-duration>PT8M46S</meta:editing-duration>
    <meta:editing-cycles>2</meta:editing-cycles>
    <meta:generator>LibreOffice/25.2.6.2$Linux_X86_64 LibreOffice_project/0b720ef5e7394b1db407719d7da75840109af140</meta:generator>
    <dc:date>2025-11-21T13:50:15.985918470</dc:date>
    <meta:document-statistic meta:table-count="0" meta:image-count="0" meta:object-count="0" meta:page-count="2" meta:paragraph-count="26" meta:word-count="3157" meta:character-count="3285" meta:non-whitespace-character-count="3274"/>
  </office:meta>
</office:document-meta>
</file>